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Vladimir Script" svg:font-family="'Vladimir Script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Vladimir Script" fo:font-style="italic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style:font-name="Comic Sans M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dy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Vladimir Script" svg:font-family="'Vladimir Script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omic Sans MS"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Vladimir Script"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eader Page</text:p>
      </style:header>
      <style:footer>
        <text:p text:style-name="MP2">Footer Pag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3-09T18:56:14.03</meta:creation-date>
    <dc:date>2011-03-23T08:56:01.78</dc:date>
    <dc:creator>Angelo ZERR</dc:creator>
    <meta:editing-duration>PT3M15S</meta:editing-duration>
    <meta:editing-cycles>1</meta:editing-cycles>
    <meta:generator>LibreOffice/3.3$Win32 LibreOffice_project/330m19$Build-6</meta:generator>
    <meta:document-statistic meta:table-count="0" meta:image-count="0" meta:object-count="0" meta:page-count="1" meta:paragraph-count="3" meta:word-count="6" meta:character-count="31"/>
  </office:meta>
</office:document-meta>
</file>